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6.35cm" svg:height="3.175cm" svg:x="23.86cm" svg:y="3.54cm">
          <text:p text:style-name="P1">QtreeView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55cm" svg:height="7.62cm" svg:x="21.32cm" svg:y="11.16cm">
          <text:p text:style-name="P1">TreeModel</text:p>
          <text:p text:style-name="P1"/>
          <text:p text:style-name="P1"><text:line-break/><text:line-break/><text:line-break/><text:line-break/><text:line-break/><text:line-break/><text:line-break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0.21cm" svg:y1="5.127cm" svg:x2="28.94cm" svg:y2="15.605cm" draw:start-shape="id1" draw:end-shape="id2" draw:end-glue-point="1" svg:d="m30210 5127h500v10478h-1770">
          <text:p text:style-name="P1"/>
          <text:p text:style-name="P1"/>
          <text:p text:style-name="P1"/>
        </draw:connector>
        <draw:custom-shape draw:style-name="gr3" draw:text-style-name="P3" draw:id="id3" draw:layer="layout" svg:width="6.985cm" svg:height="1.27cm" svg:x="21.955cm" svg:y="16.875cm">
          <text:p text:style-name="P3"><text:span text:style-name="T1">dataChangedInside(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2" draw:layer="layout" svg:width="6.985cm" svg:height="1.27cm" svg:x="21.955cm" svg:y="14.97cm">
          <text:p text:style-name="P3"><text:span text:style-name="T1">SetData()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5.447cm" svg:y1="16.24cm" svg:x2="25.447cm" svg:y2="16.875cm" draw:start-shape="id2" draw:start-glue-point="2" draw:end-shape="id3" draw:end-glue-point="0" svg:d="m25447 16240v635">
          <text:p/>
        </draw:connector>
        <draw:custom-shape draw:style-name="gr1" draw:text-style-name="P2" draw:layer="layout" svg:width="8.255cm" svg:height="7.62cm" svg:x="7.35cm" svg:y="16.24cm">
          <text:p text:style-name="P1">Arbitrary Plugin<text:line-break/><text:line-break/><text:line-break/><text:line-break/><text:line-break/></text:p>
          <text:p text:style-name="P1"><text:line-break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draw:id="id6" draw:layer="layout" svg:width="6.985cm" svg:height="1.27cm" svg:x="7.985cm" svg:y="18.145cm">
          <text:p text:style-name="P3"><text:span text:style-name="T1">visibilityChanged(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7" draw:layer="layout" svg:width="6.985cm" svg:height="1.27cm" svg:x="7.985cm" svg:y="20.05cm">
          <text:p text:style-name="P3"><text:span text:style-name="T1">objectSelectionChanged(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8" draw:layer="layout" svg:width="6.985cm" svg:height="1.27cm" svg:x="7.985cm" svg:y="21.955cm">
          <text:p text:style-name="P3"><text:span text:style-name="T1">objectPropertiesChanged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525cm" svg:height="9.525cm" svg:x="7.35cm" svg:y="4.175cm">
          <text:p text:style-name="P1">DataControl<text:line-break/><text:line-break/><text:line-break/><text:line-break/><text:line-break/><text:line-break/></text:p>
          <text:p text:style-name="P1"/>
          <text:p text:style-name="P1"/>
          <text:p text:style-name="P1"><text:line-break/><text:line-break/></text:p>
          <draw:enhanced-geometry svg:viewBox="0 0 21600 21600" draw:type="rectangle" draw:enhanced-path="M 0 0 L 21600 0 21600 21600 0 21600 0 0 Z N"/>
        </draw:custom-shape>
        <draw:custom-shape draw:style-name="gr4" draw:text-style-name="P3" draw:id="id4" draw:layer="layout" svg:width="7.62cm" svg:height="1.27cm" svg:x="8.255cm" svg:y="6.08cm">
          <text:p text:style-name="P3"><text:span text:style-name="T1">dataChang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9" draw:layer="layout" svg:width="7.62cm" svg:height="1.27cm" svg:x="8.255cm" svg:y="7.985cm">
          <text:p text:style-name="P3"><text:span text:style-name="T1">slotVisibilityChang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10" draw:layer="layout" svg:width="7.62cm" svg:height="1.27cm" svg:x="8.255cm" svg:y="9.89cm">
          <text:p text:style-name="P3"><text:span text:style-name="T1">slotObjectSelectionChang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11" draw:layer="layout" svg:width="7.62cm" svg:height="1.27cm" svg:x="8.255cm" svg:y="11.7cm">
          <text:p text:style-name="P3"><text:span text:style-name="T1">slotObjectPropertiesChang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5" draw:layer="layout" svg:width="6.985cm" svg:height="1.27cm" svg:x="21.955cm" svg:y="13.065cm">
          <text:p text:style-name="P3"><text:span text:style-name="T1">objectChanged(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1.955cm" svg:y1="17.51cm" svg:x2="15.875cm" svg:y2="6.715cm" draw:start-shape="id3" draw:start-glue-point="3" draw:end-shape="id4" draw:end-glue-point="1" svg:d="m21955 17510h-3040v-10795h-3040">
          <text:p/>
        </draw:connector>
        <draw:connector draw:style-name="gr2" draw:text-style-name="P2" draw:layer="layout" draw:line-skew="0.35cm -1.27cm" svg:x1="28.94cm" svg:y1="13.7cm" svg:x2="27.035cm" svg:y2="6.715cm" draw:start-shape="id5" draw:start-glue-point="1" draw:end-shape="id1" draw:end-glue-point="2" svg:d="m28940 13700h849v-5080h-2754v-1905">
          <text:p text:style-name="P1">DataChanged() <text:s text:c="9"/></text:p>
          <text:p text:style-name="P1"><text:s text:c="7"/></text:p>
          <text:p text:style-name="P1"/>
          <text:p text:style-name="P1"/>
        </draw:connector>
        <draw:connector draw:style-name="gr5" draw:text-style-name="P2" draw:layer="layout" draw:line-skew="-1.404cm" svg:x1="8.255cm" svg:y1="6.715cm" svg:x2="7.985cm" svg:y2="18.78cm" draw:start-shape="id4" draw:start-glue-point="3" draw:end-shape="id6" draw:end-glue-point="3" svg:d="m8255 6715h-2175v12065h1905">
          <text:p/>
        </draw:connector>
        <draw:connector draw:style-name="gr5" draw:text-style-name="P2" draw:layer="layout" draw:line-skew="-1.404cm" svg:x1="8.255cm" svg:y1="6.715cm" svg:x2="7.985cm" svg:y2="20.685cm" draw:start-shape="id4" draw:start-glue-point="3" draw:end-shape="id7" draw:end-glue-point="3" svg:d="m8255 6715h-2175v13970h1905">
          <text:p/>
        </draw:connector>
        <draw:connector draw:style-name="gr5" draw:text-style-name="P2" draw:layer="layout" draw:line-skew="-1.404cm" svg:x1="8.255cm" svg:y1="6.715cm" svg:x2="7.985cm" svg:y2="22.59cm" draw:start-shape="id4" draw:start-glue-point="3" draw:end-shape="id8" draw:end-glue-point="3" svg:d="m8255 6715h-2175v15875h1905">
          <text:p/>
        </draw:connector>
        <draw:connector draw:style-name="gr5" draw:text-style-name="P2" draw:layer="layout" draw:line-skew="1.406cm 1.27cm -1.04cm" svg:x1="14.97cm" svg:y1="18.78cm" svg:x2="8.255cm" svg:y2="8.62cm" draw:start-shape="id6" draw:start-glue-point="1" draw:end-shape="id9" draw:end-glue-point="3" svg:d="m14970 18780h1905v-3810h-10160v-6350h1540">
          <text:p/>
        </draw:connector>
        <draw:connector draw:style-name="gr5" draw:text-style-name="P2" draw:layer="layout" draw:line-skew="1.406cm -0.635cm -1.04cm" svg:x1="14.97cm" svg:y1="20.685cm" svg:x2="8.255cm" svg:y2="10.525cm" draw:start-shape="id7" draw:start-glue-point="1" draw:end-shape="id10" draw:end-glue-point="3" svg:d="m14970 20685h1905v-5715h-10160v-4445h1540">
          <text:p/>
        </draw:connector>
        <draw:connector draw:style-name="gr5" draw:text-style-name="P2" draw:layer="layout" draw:line-skew="1.406cm -2.493cm -1.04cm" svg:x1="14.97cm" svg:y1="22.59cm" svg:x2="8.255cm" svg:y2="12.335cm" draw:start-shape="id8" draw:start-glue-point="1" draw:end-shape="id11" draw:end-glue-point="3" svg:d="m14970 22590h1905v-7620h-10160v-2635h1540">
          <text:p/>
        </draw:connector>
        <draw:connector draw:style-name="gr5" draw:text-style-name="P2" draw:layer="layout" draw:line-skew="-0.77cm" svg:x1="15.875cm" svg:y1="8.62cm" svg:x2="21.955cm" svg:y2="13.7cm" draw:start-shape="id9" draw:start-glue-point="1" draw:end-shape="id5" draw:end-glue-point="3" svg:d="m15875 8620h2270v5080h3810">
          <text:p/>
        </draw:connector>
        <draw:connector draw:style-name="gr5" draw:text-style-name="P2" draw:layer="layout" draw:line-skew="-0.77cm" svg:x1="15.875cm" svg:y1="10.525cm" svg:x2="21.955cm" svg:y2="13.7cm" draw:start-shape="id10" draw:start-glue-point="1" draw:end-shape="id5" draw:end-glue-point="3" svg:d="m15875 10525h2270v3175h3810">
          <text:p/>
        </draw:connector>
        <draw:connector draw:style-name="gr5" draw:text-style-name="P2" draw:layer="layout" draw:line-skew="-0.77cm" svg:x1="15.875cm" svg:y1="12.335cm" svg:x2="21.955cm" svg:y2="13.7cm" draw:start-shape="id11" draw:start-glue-point="1" draw:end-shape="id5" draw:end-glue-point="3" svg:d="m15875 12335h2270v1365h38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3-19T12:25:48</meta:creation-date>
    <dc:date>2009-03-19T18:15:28</dc:date>
    <meta:editing-cycles>1</meta:editing-cycles>
    <meta:editing-duration>PT5H19M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